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Preformatted_20_Text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inimum insertions to form a palindrome</text:h>
      <text:p text:style-name="Text_20_body">If we find out LCS of string and its reverse, we know how many maximum characters can form a palindrome. We need insert remaining characters. Following are the steps.<text:line-break/>1) Find the length of LCS of input string and its reverse. Let the length be ‘l’.<text:line-break/>2) The minimum number insertions needed is length of input string minus ‘l’.</text:p>
      <text:p text:style-name="Text_20_body"/>
      <text:p text:style-name="Text_20_body">TC : O(n^2)</text:p>
      <text:p text:style-name="Text_20_body">SC : O(n)<text:tab/>// just use two 1D arr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style:font-name-asian="Droid Sans Fallback" style:font-name-complex="Lohit Hindi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5T00:04:01</dc:date>
    <dc:creator>tejas </dc:creator>
    <meta:generator>LibreOffice/3.5$Linux_x86 LibreOffice_project/350m1$Build-202</meta:generator>
    <meta:editing-duration>P1DT4H52M57S</meta:editing-duration>
    <meta:editing-cycles>21</meta:editing-cycles>
    <meta:document-statistic meta:table-count="0" meta:image-count="0" meta:object-count="0" meta:page-count="1" meta:paragraph-count="4" meta:word-count="77" meta:character-count="409" meta:non-whitespace-character-count="336"/>
  </office:meta>
</office:document-meta>
</file>